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2.251cm" fo:break-before="auto" style:use-optimal-row-height="true"/>
    </style:style>
    <style:style style:name="ro26" style:family="table-row">
      <style:table-row-properties style:row-height="1.637cm" fo:break-before="auto" style:use-optimal-row-height="true"/>
    </style:style>
    <style:style style:name="ro27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7-05T11:31:37.58">
            <text:p>0705 <text:s/>1131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7-05T11:31:37.58">
            <text:p>0705 <text:s/>1131</text:p>
          </table:table-cell>
          <table:table-cell table:style-name="ce8" table:formula="of:=NOW()" office:value-type="date" office:date-value="2022-07-05T11:31:37.58">
            <text:p>0705 <text:s/>1131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7-05T11:31:37.58">
            <text:p>0705 <text:s/>1131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7-05T11:31:37.58">
            <text:p>0705 <text:s/>1131</text:p>
          </table:table-cell>
          <table:table-cell table:style-name="ce8" table:formula="of:=NOW()" office:value-type="date" office:date-value="2022-07-05T11:31:37.58">
            <text:p>0705 <text:s/>1131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 office:value-type="date" office:date-value="2022-07-05T10:16:04.34">
            <text:p>0705</text:p>
          </table:table-cell>
          <table:table-cell table:style-name="ce10"/>
          <table:table-cell table:style-name="ce19" office:value-type="string" table:number-columns-spanned="3" table:number-rows-spanned="1">
            <text:p>ミケ。来る。最初、フェンスの中。突出の、北側の地面。にて、舌鳴らし。（２）帰りがけ。小屋の前、電灯の下。親子連れ。父親、息子。息子は、８歳ぐらいか。ボール蹴り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7/4). 하지점 (6/21), 제 열넷(14) 날. / 말후 (7/1), 제 넷 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czwartego lipca / Ksiewiek : 5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(2) Gorąco. W porównaniu do dnia poprzedniego, mniej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يوم الأثنين، الرابع من شهر يوليو \ ذو الحجة، الثالث.</text:p>
            <text:p>dzuul-h^adh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льник, четве'&lt;jo&gt;ртое июля. / я ничего не покупал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7-05T11:31:37.93">
            <text:p>2022/7/5 11:31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7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5">2022/07/05</text:date>, <text:time>11:31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7-05T11:31:37.23</dc:date>
    <dc:creator>iwabuchi ken</dc:creator>
    <meta:editing-duration>P18DT12H13M6S</meta:editing-duration>
    <meta:editing-cycles>2552</meta:editing-cycles>
    <meta:generator>OpenOffice/4.1.3$Win32 OpenOffice.org_project/413m1$Build-9783</meta:generator>
    <meta:document-statistic meta:table-count="2" meta:cell-count="840" meta:object-count="0"/>
  </office:meta>
</office:document-meta>
</file>